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2" svg:font-family="Courier" style:font-family-generic="roman"/>
    <style:font-face style:name="Helvetica1" svg:font-family="Helvetica" style:font-family-generic="roman"/>
    <style:font-face style:name="Courier" svg:font-family="Courier" style:font-family-generic="modern" style:font-pitch="fixed"/>
    <style:font-face style:name="Courier1" svg:font-family="Courier"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master-page-name="Standard">
      <style:paragraph-properties style:page-number="auto"/>
      <style:text-properties officeooo:paragraph-rsid="001eef11"/>
    </style:style>
    <style:style style:name="P3" style:family="paragraph" style:parent-style-name="Footnote">
      <style:text-properties officeooo:paragraph-rsid="0027a37c"/>
    </style:style>
    <style:style style:name="P4" style:family="paragraph" style:parent-style-name="Footnote">
      <style:text-properties officeooo:paragraph-rsid="002a5b7b"/>
    </style:style>
    <style:style style:name="P5" style:family="paragraph" style:parent-style-name="Footnote">
      <style:text-properties officeooo:paragraph-rsid="0039ddf8"/>
    </style:style>
    <style:style style:name="P6" style:family="paragraph" style:parent-style-name="Text_20_body">
      <style:text-properties officeooo:paragraph-rsid="0025abdc"/>
    </style:style>
    <style:style style:name="P7" style:family="paragraph" style:parent-style-name="Text_20_body">
      <style:text-properties officeooo:paragraph-rsid="0027a37c"/>
    </style:style>
    <style:style style:name="P8" style:family="paragraph" style:parent-style-name="Text_20_body">
      <style:text-properties officeooo:paragraph-rsid="002a5b7b"/>
    </style:style>
    <style:style style:name="P9" style:family="paragraph" style:parent-style-name="Text_20_body">
      <style:text-properties officeooo:paragraph-rsid="002bbb75"/>
    </style:style>
    <style:style style:name="P10" style:family="paragraph" style:parent-style-name="Text_20_body">
      <style:text-properties fo:font-style="italic" fo:font-weight="bold" officeooo:paragraph-rsid="002a5b7b" style:font-style-asian="italic" style:font-weight-asian="bold" style:font-style-complex="italic" style:font-weight-complex="bold"/>
    </style:style>
    <style:style style:name="P11" style:family="paragraph" style:parent-style-name="Text_20_body">
      <style:text-properties fo:font-style="italic" fo:font-weight="bold" officeooo:paragraph-rsid="003181f0" style:font-style-asian="italic" style:font-weight-asian="bold" style:font-style-complex="italic" style:font-weight-complex="bold"/>
    </style:style>
    <style:style style:name="P12" style:family="paragraph" style:parent-style-name="Text_20_body">
      <style:text-properties fo:font-style="italic" fo:font-weight="bold" officeooo:paragraph-rsid="003775dd" style:font-style-asian="italic" style:font-weight-asian="bold" style:font-style-complex="italic" style:font-weight-complex="bold"/>
    </style:style>
    <style:style style:name="P13" style:family="paragraph" style:parent-style-name="Text_20_body">
      <style:text-properties fo:font-style="italic" fo:font-weight="bold" officeooo:paragraph-rsid="00388ee5" style:font-style-asian="italic" style:font-weight-asian="bold" style:font-style-complex="italic" style:font-weight-complex="bold"/>
    </style:style>
    <style:style style:name="P14" style:family="paragraph" style:parent-style-name="Text_20_body">
      <style:text-properties fo:font-style="italic" fo:font-weight="bold" officeooo:paragraph-rsid="0039ddf8" style:font-style-asian="italic" style:font-weight-asian="bold" style:font-style-complex="italic" style:font-weight-complex="bold"/>
    </style:style>
    <style:style style:name="P15" style:family="paragraph" style:parent-style-name="Text_20_body">
      <style:text-properties fo:font-style="italic" officeooo:paragraph-rsid="0039ddf8" style:font-style-asian="italic" style:font-style-complex="italic"/>
    </style:style>
    <style:style style:name="P16" style:family="paragraph" style:parent-style-name="Text_20_body">
      <style:text-properties officeooo:paragraph-rsid="002e6e9e"/>
    </style:style>
    <style:style style:name="P17" style:family="paragraph" style:parent-style-name="Text_20_body">
      <style:text-properties officeooo:paragraph-rsid="003181f0"/>
    </style:style>
    <style:style style:name="P18" style:family="paragraph" style:parent-style-name="Text_20_body">
      <style:text-properties officeooo:paragraph-rsid="003372e0"/>
    </style:style>
    <style:style style:name="P19" style:family="paragraph" style:parent-style-name="Text_20_body">
      <style:text-properties officeooo:paragraph-rsid="003775dd"/>
    </style:style>
    <style:style style:name="P20" style:family="paragraph" style:parent-style-name="Text_20_body">
      <style:text-properties officeooo:paragraph-rsid="00388ee5"/>
    </style:style>
    <style:style style:name="P21" style:family="paragraph" style:parent-style-name="Text_20_body">
      <style:text-properties officeooo:paragraph-rsid="0039ddf8"/>
    </style:style>
    <style:style style:name="P22" style:family="paragraph" style:parent-style-name="Text_20_body" style:list-style-name="L1">
      <style:paragraph-properties fo:margin-left="2.501cm" fo:margin-right="0cm" fo:text-indent="-0.635cm" style:auto-text-indent="false"/>
      <style:text-properties officeooo:paragraph-rsid="001eef11"/>
    </style:style>
    <style:style style:name="P23" style:family="paragraph" style:parent-style-name="Text_20_body" style:list-style-name="L1">
      <style:paragraph-properties fo:margin-left="2.501cm" fo:margin-right="0cm" fo:text-indent="-0.635cm" style:auto-text-indent="false"/>
      <style:text-properties officeooo:paragraph-rsid="0022c9db"/>
    </style:style>
    <style:style style:name="P24" style:family="paragraph" style:parent-style-name="Text_20_body" style:list-style-name="L1">
      <style:paragraph-properties fo:margin-left="2.501cm" fo:margin-right="0cm" fo:text-indent="-0.635cm" style:auto-text-indent="false"/>
      <style:text-properties officeooo:paragraph-rsid="00243f2f"/>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officeooo:paragraph-rsid="0039ddf8"/>
    </style:style>
    <style:style style:name="P27" style:family="paragraph" style:parent-style-name="Text_20_body">
      <style:paragraph-properties fo:margin-left="0cm" fo:margin-right="0cm" fo:text-indent="0cm" style:auto-text-indent="false"/>
      <style:text-properties fo:font-style="italic" officeooo:paragraph-rsid="0039ddf8" style:font-style-asian="italic" style:font-style-complex="italic"/>
    </style:style>
    <style:style style:name="P28" style:family="paragraph" style:parent-style-name="Footer">
      <style:text-properties officeooo:paragraph-rsid="001eef11"/>
    </style:style>
    <style:style style:name="P29" style:family="paragraph" style:parent-style-name="Footer">
      <style:text-properties fo:font-weight="bold" officeooo:paragraph-rsid="001eef11" style:font-weight-asian="bold" style:font-weight-complex="bold"/>
    </style:style>
    <style:style style:name="T1" style:family="text">
      <style:text-properties officeooo:rsid="001eef11"/>
    </style:style>
    <style:style style:name="T2" style:family="text">
      <style:text-properties fo:font-weight="bold" officeooo:rsid="001eef11" style:font-weight-asian="bold" style:font-weight-complex="bold"/>
    </style:style>
    <style:style style:name="T3" style:family="text">
      <style:text-properties fo:font-weight="bold" officeooo:rsid="0039ddf8" style:font-weight-asian="bold" style:font-weight-complex="bold"/>
    </style:style>
    <style:style style:name="T4" style:family="text">
      <style:text-properties officeooo:rsid="00228751"/>
    </style:style>
    <style:style style:name="T5" style:family="text">
      <style:text-properties officeooo:rsid="0022c9db"/>
    </style:style>
    <style:style style:name="T6" style:family="text">
      <style:text-properties officeooo:rsid="0022d394"/>
    </style:style>
    <style:style style:name="T7" style:family="text">
      <style:text-properties officeooo:rsid="00243f2f"/>
    </style:style>
    <style:style style:name="T8" style:family="text">
      <style:text-properties officeooo:rsid="0025abdc"/>
    </style:style>
    <style:style style:name="T9" style:family="text">
      <style:text-properties officeooo:rsid="0027a37c"/>
    </style:style>
    <style:style style:name="T10" style:family="text">
      <style:text-properties fo:font-style="italic" officeooo:rsid="0039ddf8" style:font-style-asian="italic" style:font-style-complex="italic"/>
    </style:style>
    <style:style style:name="T11" style:family="text">
      <style:text-properties fo:font-style="italic" fo:font-weight="bold" officeooo:rsid="0025abdc" style:font-style-asian="italic" style:font-weight-asian="bold" style:font-style-complex="italic" style:font-weight-complex="bold"/>
    </style:style>
    <style:style style:name="T12" style:family="text">
      <style:text-properties fo:font-style="italic" fo:font-weight="bold" officeooo:rsid="002a5b7b" style:font-style-asian="italic" style:font-weight-asian="bold" style:font-style-complex="italic" style:font-weight-complex="bold"/>
    </style:style>
    <style:style style:name="T13" style:family="text">
      <style:text-properties fo:font-style="italic" fo:font-weight="bold" officeooo:rsid="002cc2b8" style:font-style-asian="italic" style:font-weight-asian="bold" style:font-style-complex="italic" style:font-weight-complex="bold"/>
    </style:style>
    <style:style style:name="T14" style:family="text">
      <style:text-properties fo:font-style="italic" fo:font-weight="bold" officeooo:rsid="002bbb75" style:font-style-asian="italic" style:font-weight-asian="bold" style:font-style-complex="italic" style:font-weight-complex="bold"/>
    </style:style>
    <style:style style:name="T15" style:family="text">
      <style:text-properties fo:font-style="italic" fo:font-weight="bold" officeooo:rsid="003181f0" style:font-style-asian="italic" style:font-weight-asian="bold" style:font-style-complex="italic" style:font-weight-complex="bold"/>
    </style:style>
    <style:style style:name="T16" style:family="text">
      <style:text-properties fo:font-style="italic" fo:font-weight="bold" officeooo:rsid="003685b0" style:font-style-asian="italic" style:font-weight-asian="bold" style:font-style-complex="italic" style:font-weight-complex="bold"/>
    </style:style>
    <style:style style:name="T17" style:family="text">
      <style:text-properties fo:font-style="italic" fo:font-weight="bold" officeooo:rsid="003775dd" style:font-style-asian="italic" style:font-weight-asian="bold" style:font-style-complex="italic" style:font-weight-complex="bold"/>
    </style:style>
    <style:style style:name="T18" style:family="text">
      <style:text-properties fo:font-style="italic" fo:font-weight="bold" officeooo:rsid="00388ee5" style:font-style-asian="italic" style:font-weight-asian="bold" style:font-style-complex="italic" style:font-weight-complex="bold"/>
    </style:style>
    <style:style style:name="T19" style:family="text">
      <style:text-properties fo:font-style="italic" fo:font-weight="bold" officeooo:rsid="0039ddf8" style:font-style-asian="italic" style:font-weight-asian="bold" style:font-style-complex="italic" style:font-weight-complex="bold"/>
    </style:style>
    <style:style style:name="T20" style:family="text">
      <style:text-properties fo:font-style="normal" officeooo:rsid="0025abdc" style:font-style-asian="normal" style:font-style-complex="normal"/>
    </style:style>
    <style:style style:name="T21" style:family="text">
      <style:text-properties officeooo:rsid="0029652f"/>
    </style:style>
    <style:style style:name="T22" style:family="text">
      <style:text-properties officeooo:rsid="002a5b7b"/>
    </style:style>
    <style:style style:name="T23" style:family="text">
      <style:text-properties officeooo:rsid="002bbb75"/>
    </style:style>
    <style:style style:name="T24" style:family="text">
      <style:text-properties officeooo:rsid="002cc2b8"/>
    </style:style>
    <style:style style:name="T25" style:family="text">
      <style:text-properties officeooo:rsid="002ce50e"/>
    </style:style>
    <style:style style:name="T26" style:family="text">
      <style:text-properties officeooo:rsid="002e6e9e"/>
    </style:style>
    <style:style style:name="T27" style:family="text">
      <style:text-properties officeooo:rsid="002fc803"/>
    </style:style>
    <style:style style:name="T28" style:family="text">
      <style:text-properties officeooo:rsid="003181f0"/>
    </style:style>
    <style:style style:name="T29" style:family="text">
      <style:text-properties officeooo:rsid="00330d87"/>
    </style:style>
    <style:style style:name="T30" style:family="text">
      <style:text-properties officeooo:rsid="003372e0"/>
    </style:style>
    <style:style style:name="T31" style:family="text">
      <style:text-properties officeooo:rsid="00344bd6"/>
    </style:style>
    <style:style style:name="T32" style:family="text">
      <style:text-properties officeooo:rsid="0034d6bd"/>
    </style:style>
    <style:style style:name="T33" style:family="text">
      <style:text-properties officeooo:rsid="0035fb02"/>
    </style:style>
    <style:style style:name="T34" style:family="text">
      <style:text-properties officeooo:rsid="003685b0"/>
    </style:style>
    <style:style style:name="T35" style:family="text">
      <style:text-properties officeooo:rsid="003775dd"/>
    </style:style>
    <style:style style:name="T36" style:family="text">
      <style:text-properties officeooo:rsid="00388ee5"/>
    </style:style>
    <style:style style:name="T37" style:family="text">
      <style:text-properties officeooo:rsid="0039ddf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Introduction</text:span></text:h>
      <text:p text:style-name="P25"><text:span text:style-name="T1"><text:tab/>In statistics, </text:span><text:span text:style-name="T9">the</text:span><text:span text:style-name="T1"> expectation–maximization (EM) algorithm is an iterative method for finding maximum likelihood or maximum a posteriori (MAP) estimates of parameters in statistical models, where the model depends on unobserved latent variables. For this reason EM is frequently used for data clustering, verification and identification of the speaker (biometric </text:span><text:span text:style-name="T6">tasks</text:span><text:span text:style-name="T1">), author profiling based on his documents, automatic document categorization, and many more applications.</text:span></text:p>
      <text:p text:style-name="P7"><text:span text:style-name="T1"><text:tab/>em4gmm</text:span><text:span text:style-name="T1"><text:note text:id="ftn1" text:note-class="footnote"><text:note-citation>1</text:note-citation><text:note-body><text:p text:style-name="P3"><text:span text:style-name="T9">https://github.com/juandavm/em4gmm/</text:span></text:p></text:note-body></text:note></text:span><text:span text:style-name="T1"> is a toolkit to work with Finite Gaussian Mixture Models. In fact, it is a very fast and parallel C implementation of the clustering Expectation Maximization (EM) algorithm for estimating Gaussian Mixture Models (GMMs), with some extra </text:span><text:span text:style-name="T9">important improvements</text:span><text:span text:style-name="T1">. </text:span><text:span text:style-name="T9">T</text:span><text:span text:style-name="T1">his is a full list of features that this toolkit contains:</text:span></text:p>
      <text:list xml:id="list2381960639317995912" text:style-name="L1">
        <text:list-item>
          <text:p text:style-name="P22"><text:span text:style-name="T1">Fast learn</text:span><text:span text:style-name="T9">ing</text:span><text:span text:style-name="T1"> of Gaussian Mixture Models (GMMs) using </text:span><text:span text:style-name="T35">multidimensional</text:span><text:span text:style-name="T1"> data.</text:span></text:p>
        </text:list-item>
        <text:list-item>
          <text:p text:style-name="P23"><text:span text:style-name="T4">Fast merge similar </text:span><text:span text:style-name="T5">components to simplify the learned </text:span><text:span text:style-name="T1">Gaussian Mixture Model.</text:span></text:p>
        </text:list-item>
        <text:list-item>
          <text:p text:style-name="P22"><text:span text:style-name="T1">Fast simple classification score for a group of data (the data can be compressed).</text:span></text:p>
        </text:list-item>
        <text:list-item>
          <text:p text:style-name="P22"><text:span text:style-name="T1">Obtain a detailed classification for each sample of a group of data (auto-clustering).</text:span></text:p>
        </text:list-item>
        <text:list-item>
          <text:p text:style-name="P22"><text:span text:style-name="T1">Use a World Model to normalize classification scores (for biometric tasks).</text:span></text:p>
        </text:list-item>
        <text:list-item>
          <text:p text:style-name="P24"><text:span text:style-name="T7">Possibility of set the number of threads to use on the execution of any task.</text:span></text:p>
        </text:list-item>
      </text:list>
      <text:p text:style-name="P7"><text:span text:style-name="T8">In order to compile this </text:span><text:span text:style-name="T9">toolkit</text:span><text:span text:style-name="T8">, you need first compile and install the zlib library</text:span><text:span text:style-name="T8"><text:note text:id="ftn0" text:note-class="footnote"><text:note-citation>2</text:note-citation><text:note-body><text:p text:style-name="P3"><text:span text:style-name="T9">http://www.zlib.net/</text:span></text:p></text:note-body></text:note></text:span><text:span text:style-name="T8"> from their website, or using your preferred software distribution channels (aptitude, yum, macports, etc) in order to install it (with the dev packages). </text:span><text:span text:style-name="T9">On some systems this library can be installed by default.</text:span></text:p>
      <text:p text:style-name="P6"><text:span text:style-name="T9">Then, o</text:span><text:span text:style-name="T8">n Mac O</text:span><text:span text:style-name="T9">S</text:span><text:span text:style-name="T8"> X and Linux distributions you can simple use the </text:span><text:span text:style-name="T11">make</text:span><text:span text:style-name="T8"> command on the system shell to compile it, and then </text:span><text:span text:style-name="T11">sudo make install</text:span><text:span text:style-name="T8"> to install it on yout system (by default on /usr/bin). We recommend the use of the lastest version of </text:span><text:span text:style-name="T9">the </text:span><text:span text:style-name="T8">GCC compiler (because the code generated by </text:span><text:span text:style-name="T20">LLVM</text:span><text:span text:style-name="T8"> is, for now, much slower).</text:span></text:p>
      <text:p text:style-name="Text_20_body"><text:span text:style-name="T1"/></text:p>
      <text:h text:style-name="Heading_20_1" text:outline-level="1"><text:soft-page-break/><text:span text:style-name="T1">Basic Usage</text:span></text:h>
      <text:p text:style-name="P19"><text:span text:style-name="T34">This toolkit has two different utilities: </text:span><text:span text:style-name="T16">gmmtrain</text:span><text:span text:style-name="T34"> and </text:span><text:span text:style-name="T16">gmmclass</text:span><text:span text:style-name="T34">. </text:span><text:span text:style-name="T35">You can use the </text:span><text:span text:style-name="T17">gmmtrain</text:span><text:span text:style-name="T35"> utility in order to train a </text:span><text:span text:style-name="T1">Gaussian Mixture Model </text:span><text:span text:style-name="T35">from a feature data file, and the </text:span><text:span text:style-name="T17">gmmclass</text:span><text:span text:style-name="T35"> to classify (obtain the score/loglikelihood) one feature data file.</text:span></text:p>
      <text:p text:style-name="P19"><text:span text:style-name="T35">The data files used by this software are very simple. They are plain text files of decimal numbers, with a header, and one line per sample vector. This is an example of a very short multidimensional feature data file:</text:span></text:p>
      <text:p text:style-name="P12"><text:span text:style-name="T35"><text:s/>11 <text:s text:c="6"/>4</text:span></text:p>
      <text:p text:style-name="P12"><text:span text:style-name="T35"><text:s/>1025 <text:s text:c="4"/>7706 <text:s text:c="4"/>6830 <text:s text:c="4"/>5571 <text:s text:c="4"/>4169 <text:s text:c="4"/>2858 <text:s text:c="4"/>1809 <text:s text:c="4"/>1094 <text:s text:c="5"/>688 <text:s text:c="5"/>500 <text:s text:c="5"/>417</text:span></text:p>
      <text:p text:style-name="P12"><text:span text:style-name="T35"><text:s/>1147 <text:s text:c="4"/>5755 <text:s text:c="4"/>6636 <text:s text:c="4"/>6234 <text:s text:c="4"/>4118 <text:s text:c="4"/>4593 <text:s text:c="4"/>2750 <text:s text:c="4"/>3649 <text:s text:c="5"/>774 <text:s text:c="4"/>1568 <text:s text:c="4"/>1104</text:span></text:p>
      <text:p text:style-name="P12"><text:span text:style-name="T35"><text:s text:c="2"/>932 <text:s text:c="4"/>5381 <text:s text:c="4"/>5567 <text:s text:c="4"/>5175 <text:s text:c="4"/>3613 <text:s text:c="4"/>3499 <text:s text:c="4"/>2429 <text:s text:c="4"/>2536 <text:s text:c="5"/>652 <text:s text:c="5"/>913 <text:s text:c="5"/>337</text:span></text:p>
      <text:p text:style-name="P12"><text:span text:style-name="T35"><text:s text:c="2"/>838 <text:s text:c="4"/>6401 <text:s text:c="4"/>5961 <text:s text:c="4"/>5277 <text:s text:c="4"/>4418 <text:s text:c="4"/>3468 <text:s text:c="4"/>2516 <text:s text:c="4"/>1644 <text:s text:c="5"/>921 <text:s text:c="5"/>391 <text:s text:c="6"/>74</text:span></text:p>
      <text:p text:style-name="P19"><text:span text:style-name="T35">On the header, the first number are the dimension and the second the number of samples. The sample's vectors can be integers or decimals (using "." as separator), and the dimensions must be space-separated. Also, you have an example of a data file on the </text:span><text:span text:style-name="T17">dat</text:span><text:span text:style-name="T35"> directory of this project. If you want to save disk space you can compress data files using gzip format (.gz file). A simple way to do this compression is using the gzip Linux or Mac Os X command.</text:span></text:p>
      <text:p text:style-name="P20"><text:span text:style-name="T36">You can train a </text:span><text:span text:style-name="T1">Gaussian Mixture Model</text:span><text:span text:style-name="T36"> using the </text:span><text:span text:style-name="T18">gmmtrain</text:span><text:span text:style-name="T36"> utility on a feature train file. This will learn the Model from the provided data, and save it into a file. This are all the options that can be used with this utility:</text:span></text:p>
      <text:p text:style-name="P13"><text:span text:style-name="T36">Usage: gmmtrain &lt;options&gt;</text:span></text:p>
      <text:p text:style-name="P13"><text:span text:style-name="T36"><text:tab/><text:tab/>Required:</text:span></text:p>
      <text:p text:style-name="P13"><text:span text:style-name="T36"><text:tab/><text:tab/><text:tab/>-d file.txt|file.gz<text:tab/>file that contains all the samples vectors</text:span></text:p>
      <text:p text:style-name="P13"><text:span text:style-name="T36"><text:tab/><text:tab/><text:tab/>-m file.gmm<text:tab/><text:tab/>file used to save the trained mixture model</text:span></text:p>
      <text:p text:style-name="P13"><text:span text:style-name="T36"><text:tab/><text:tab/>Recommended:</text:span></text:p>
      <text:p text:style-name="P13"><text:span text:style-name="T36"><text:tab/><text:tab/><text:tab/>-n 2-524228<text:tab/><text:tab/>optional number of components of the mixture</text:span></text:p>
      <text:p text:style-name="P20"><text:soft-page-break/><text:span text:style-name="T36"><text:tab/><text:tab/></text:span><text:span text:style-name="T18">Optional:</text:span></text:p>
      <text:p text:style-name="P13"><text:span text:style-name="T36"><text:tab/><text:tab/><text:tab/>-u 0.0-1.0<text:tab/><text:tab/>optional merge threshold based on similarity</text:span></text:p>
      <text:p text:style-name="P13"><text:span text:style-name="T36"><text:tab/><text:tab/><text:tab/>-s 0.0-1.0<text:tab/><text:tab/>optional stop criterion based on likelihood</text:span></text:p>
      <text:p text:style-name="P13"><text:span text:style-name="T36"><text:tab/><text:tab/><text:tab/>-i 1-10000<text:tab/><text:tab/>optional maximum number of EM iterations</text:span></text:p>
      <text:p text:style-name="P13"><text:span text:style-name="T36"><text:tab/><text:tab/><text:tab/>-t 1-256<text:tab/><text:tab/>optional maximum number of threads used</text:span></text:p>
      <text:p text:style-name="P13"><text:span text:style-name="T36"><text:tab/><text:tab/><text:tab/>-h<text:tab/><text:tab/><text:tab/>optional argument that shows this message</text:span></text:p>
      <text:p text:style-name="P20"><text:span text:style-name="T36">Using the special </text:span><text:span text:style-name="T19">-</text:span><text:span text:style-name="T18">u</text:span><text:span text:style-name="T36"> parameter you can activate the merge feature that will try to merge the similar components of the mixture, leaving the model as simple as possible, avoiding overtraining, and speeding up the classifier. Also, yo can obtain the score/loglikelihood of one feature test file using the </text:span><text:span text:style-name="T18">gmmclass</text:span><text:span text:style-name="T36"> utility:</text:span></text:p>
      <text:p text:style-name="P20"><text:span text:style-name="T18">Usage: gmmclass &lt;options&gt;</text:span></text:p>
      <text:p text:style-name="P13"><text:span text:style-name="T36"><text:tab/><text:tab/>Required:</text:span></text:p>
      <text:p text:style-name="P13"><text:span text:style-name="T36"><text:tab/><text:tab/><text:tab/>-d file.txt|file.gz<text:tab/>file that contains the samples vectors</text:span></text:p>
      <text:p text:style-name="P13"><text:span text:style-name="T36"><text:tab/><text:tab/><text:tab/>-m file.gmm<text:tab/><text:tab/></text:span><text:span text:style-name="T37">f</text:span><text:span text:style-name="T36">ile of the trained model used to classify</text:span></text:p>
      <text:p text:style-name="P13"><text:span text:style-name="T36"><text:tab/><text:tab/>Recommended:</text:span></text:p>
      <text:p text:style-name="P13"><text:span text:style-name="T36"><text:tab/><text:tab/><text:tab/>-w file.gmm<text:tab/><text:tab/>optional world model used to smooth</text:span></text:p>
      <text:p text:style-name="P13"><text:span text:style-name="T36"><text:tab/><text:tab/><text:tab/>-r file.json<text:tab/><text:tab/>optional file to save the classify log</text:span></text:p>
      <text:p text:style-name="P13"><text:span text:style-name="T36"><text:tab/><text:tab/>Optional:</text:span></text:p>
      <text:p text:style-name="P13"><text:span text:style-name="T36"><text:tab/><text:tab/><text:tab/>-t 1-128<text:tab/><text:tab/>optional maximum number of threads used</text:span></text:p>
      <text:p text:style-name="P13"><text:span text:style-name="T36"><text:tab/><text:tab/><text:tab/>-h<text:tab/><text:tab/><text:tab/>optional argument that shows this message</text:span></text:p>
      <text:p text:style-name="P20"><text:span text:style-name="T36">The standard process is to train a model for each class, and then classify at the class with highest score. You also can obtain a detailed analysis of the classify process using the </text:span><text:span text:style-name="T18">-r</text:span><text:span text:style-name="T36"> option on the </text:span><text:span text:style-name="T18">gmmclass</text:span><text:span text:style-name="T36"> utility. This option lets you to know the component assigned to each sample, and the occupation of the components. This large report is </text:span><text:span text:style-name="T37">useful</text:span><text:span text:style-name="T36"> to do automatic clustering of some data on a predetermined number of clusters.</text:span></text:p>
      <text:h text:style-name="P1" text:outline-level="1"><text:span text:style-name="T1">Speaker Identification</text:span></text:h>
      <text:p text:style-name="P8"><text:span text:style-name="T22">In order to make a speaker identification system, we need to record and extract acoustic features with any external toolkit (for instance the HTK</text:span><text:span text:style-name="T22"><text:note text:id="ftn2" text:note-class="footnote"><text:note-citation>3</text:note-citation><text:note-body><text:p text:style-name="P4"><text:span text:style-name="T22">http://htk.eng.cam.ac.uk/</text:span></text:p></text:note-body></text:note></text:span><text:span text:style-name="T22"> or TLK</text:span><text:span text:style-name="T22"><text:note text:id="ftn3" text:note-class="footnote"><text:note-citation>4</text:note-citation><text:note-body><text:p text:style-name="P4"><text:span text:style-name="T22">http://www.translectures.eu/tlk/</text:span></text:p></text:note-body></text:note></text:span><text:span text:style-name="T22"> toolkit). We need to create one </text:span><text:span text:style-name="T1">Gaussian Mixture Model </text:span><text:span text:style-name="T22">for each speaker, so first of all we put all the acoustic features for each speaker together on one file </text:span><text:span text:style-name="T33">(with the required format for this toolkit).</text:span></text:p>
      <text:p text:style-name="P8"><text:span text:style-name="T22">Then, we need to train all the </text:span><text:span text:style-name="T1">Gaussian Mixture Model</text:span><text:span text:style-name="T22">s using the </text:span><text:span text:style-name="T12">gmmtrain</text:span><text:span text:style-name="T22"> utility of this toolkit for each speaker like this:</text:span></text:p>
      <text:p text:style-name="P10"><text:span text:style-name="T22">gmmtrain -d speakerN.feas -m speakerN.gmm -s 0.0</text:span><text:span text:style-name="T31">0</text:span><text:span text:style-name="T22">1 -u 0.9</text:span><text:span text:style-name="T32">5</text:span><text:span text:style-name="T22"> -n </text:span><text:span text:style-name="T24">256</text:span></text:p>
      <text:p text:style-name="P9"><text:span text:style-name="T23">The </text:span><text:span text:style-name="T14">-d</text:span><text:span text:style-name="T23"> parameter specify </text:span><text:span text:style-name="T24">path to </text:span><text:span text:style-name="T23">the acoustic features extracted before, the </text:span><text:span text:style-name="T14">-m</text:span><text:span text:style-name="T23"> is the place to save the model, the </text:span><text:span text:style-name="T14">-s</text:span><text:span text:style-name="T23"> parameter is a stop criterion based on the improvement, the </text:span><text:span text:style-name="T14">-u</text:span><text:span text:style-name="T23"> allows to the toolkit merge similar components (this may be slow and </text:span><text:span text:style-name="T24">use </text:span><text:span text:style-name="T23">high memory), </text:span><text:span text:style-name="T24">and the </text:span><text:span text:style-name="T13">-n</text:span><text:span text:style-name="T24"> is the initial number of components of the mixture. </text:span><text:span text:style-name="T25">Of course, you can change the command to try to make the best model possible to your system, but this command probably can be a good startup point.</text:span></text:p>
      <text:p text:style-name="P16"><text:span text:style-name="T26">When you have all the models prepared, you can </text:span><text:span text:style-name="T27">easy</text:span><text:span text:style-name="T26"> use them to identify the speaker. First of all the speaker must read or tell some short text, that must be recorded and transform into an acoustic feature like before </text:span><text:span text:style-name="T33">(using the required format for this toolkit)</text:span><text:span text:style-name="T26">.</text:span></text:p>
      <text:p text:style-name="P17"><text:span text:style-name="T28">The last step is, of course, identify the speaker. In order to do it, you will need to use the </text:span><text:span text:style-name="T15">gmmclass</text:span><text:span text:style-name="T28"> utility of the toolkit in order to get the scores for each trained model. You can use it with a command like that:</text:span></text:p>
      <text:p text:style-name="P11"><text:span text:style-name="T28">gmmclass -d unk</text:span><text:span text:style-name="T29">nown</text:span><text:span text:style-name="T28">.feas </text:span><text:span text:style-name="T29">-m speakerN.gmm</text:span></text:p>
      <text:p text:style-name="P17"><text:span text:style-name="T28">The </text:span><text:span text:style-name="T29">score for this feature will be printed on the standard output. The real speaker of this new recorded acoustic features are the speaker with the highest score, when we use this command with the same acoustic features on all the speaker models.</text:span></text:p>
      <text:p text:style-name="P18"><text:span text:style-name="T30">This are the basics of the speaker identification task using the em4gmm toolkit.</text:span></text:p>
      <text:p text:style-name="P18"><text:span text:style-name="T21"/></text:p>
      <text:h text:style-name="P1" text:outline-level="1"><text:span text:style-name="T21">Final Notes</text:span></text:h>
      <text:p text:style-name="P26"><text:span text:style-name="T37"><text:tab/></text:span><text:span text:style-name="T19">Issues and Bugs</text:span></text:p>
      <text:p text:style-name="P21"><text:span text:style-name="T37">Do you have a bug or a feature request? Do not worry, open a new issue</text:span><text:span text:style-name="T37"><text:note text:id="ftn4" text:note-class="footnote"><text:note-citation>5</text:note-citation><text:note-body><text:p text:style-name="P5"><text:span text:style-name="T37">https://github.com/juandavm/em4gmm/issues/</text:span></text:p></text:note-body></text:note></text:span><text:span text:style-name="T37">. But please, before opening any new issue, search on existing the yours in order to avoid duplicates. And thanks you for your contribution!</text:span></text:p>
      <text:p text:style-name="P21"><text:span text:style-name="T37"/></text:p>
      <text:p text:style-name="P14"><text:span text:style-name="T37">Authors</text:span></text:p>
      <text:p text:style-name="P21"><text:span text:style-name="T37">Juan Daniel Valor Miró</text:span><text:span text:style-name="T37"><text:note text:id="ftn5" text:note-class="footnote"><text:note-citation>6</text:note-citation><text:note-body><text:p text:style-name="P5"><text:span text:style-name="T37">http://www.juandaniel.es/</text:span></text:p></text:note-body></text:note></text:span><text:span text:style-name="T37">.</text:span></text:p>
      <text:p text:style-name="P21"><text:span text:style-name="T37"/></text:p>
      <text:p text:style-name="P26"><text:span text:style-name="T37"><text:tab/></text:span><text:span text:style-name="T19">License</text:span></text:p>
      <text:p text:style-name="P26"><text:span text:style-name="T37"><text:tab/></text:span><text:span text:style-name="T10">Expectation Maximization for Gaussian Mixture Models.</text:span></text:p>
      <text:p text:style-name="P15"><text:span text:style-name="T37"><text:tab/>Copyright (C) 2012-2013 Juan Daniel Valor Miro.</text:span></text:p>
      <text:p text:style-name="P15"><text:span text:style-name="T37"/></text:p>
      <text:p text:style-name="P27"><text:span text:style-name="T37"><text:tab/>This program is free software; you can redistribute it and/or</text:span></text:p>
      <text:p text:style-name="P15"><text:span text:style-name="T37"><text:tab/>modify it under the terms of the GNU General Public License as</text:span></text:p>
      <text:p text:style-name="P15"><text:span text:style-name="T37"><text:tab/>published by the Free Software Foundation; either version 2 of</text:span></text:p>
      <text:p text:style-name="P15"><text:span text:style-name="T37"><text:tab/>the License, or (at your option) any later version.<text:tab/><text:tab/></text:span></text:p>
      <text:p text:style-name="P15"><text:span text:style-name="T37"><text:tab/>This program is distributed in the hope that it will be useful,</text:span></text:p>
      <text:p text:style-name="P15"><text:span text:style-name="T37"><text:tab/>but WITHOUT ANY WARRANTY; without even the implied warranty of</text:span></text:p>
      <text:p text:style-name="P15"><text:span text:style-name="T37"><text:tab/>MERCHANTABILITY or FITNESS FOR A PARTICULAR PURPOSE.</text:span></text:p>
      <text:p text:style-name="P15"><text:span text:style-name="T37"><text:tab/>See the GNU General Public License for more details.</text:span></text:p>
      <text:p text:style-name="P21"><text:span text:style-name="T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2" svg:font-family="Courier" style:font-family-generic="roman"/>
    <style:font-face style:name="Helvetica1" svg:font-family="Helvetica" style:font-family-generic="roman"/>
    <style:font-face style:name="Courier" svg:font-family="Courier" style:font-family-generic="modern" style:font-pitch="fixed"/>
    <style:font-face style:name="Courier1" svg:font-family="Courier"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3cm" style:contextual-spacing="false" fo:line-height="150%" fo:text-align="justify" style:justify-single-word="false" fo:text-indent="1.1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weight="bold" officeooo:paragraph-rsid="001eef11" style:font-weight-asian="bold" style:font-weight-complex="bold"/>
    </style:style>
    <style:style style:name="MP2" style:family="paragraph" style:parent-style-name="Footer">
      <style:text-properties officeooo:paragraph-rsid="001eef11"/>
    </style:style>
    <style:style style:name="MT1" style:family="text">
      <style:text-properties officeooo:rsid="001eef11"/>
    </style:style>
    <style:style style:name="MT2" style:family="text">
      <style:text-properties fo:font-weight="bold" officeooo:rsid="001eef11"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em4gmm<text:tab/><text:tab/>User Manual</text:span></text:p>
      </style:header>
      <style:footer>
        <text:p text:style-name="MP2"><text:span text:style-name="MT1"><text:tab/></text:span><text:span text:style-name="MT2">Page </text:span><text:span text:style-name="MT2"><text:page-number text:select-page="current">2</text:page-number></text:span><text:span text:style-name="MT2"> of </text:span><text:span text:style-name="MT2"><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2T19:39:31</meta:creation-date>
    <dc:date>2013-05-03T08:13:59</dc:date>
    <meta:editing-duration>PT12H6M30S</meta:editing-duration>
    <meta:editing-cycles>20</meta:editing-cycles>
    <meta:generator>LibreOffice/4.0.2.2$MacOSX_x86 LibreOffice_project/4c82dcdd6efcd48b1d8bba66bfe1989deee49c3</meta:generator>
    <dc:title>em4gmm User Manual</dc:title>
    <dc:description>em4gmm is a toolkit to work with Finite Gaussian Mixture Models. In fact, it is a very fast and parallel C implementation of the clustering Expectation Maximization (EM) algorithm for estimating Gaussian Mixture Models (GMMs), with some extra utilities.</dc:description>
    <meta:document-statistic meta:table-count="0" meta:image-count="0" meta:object-count="0" meta:page-count="5" meta:paragraph-count="79" meta:word-count="1306" meta:character-count="8080" meta:non-whitespace-character-count="6590"/>
    <meta:user-defined meta:name="Idioma">English</meta:user-defined>
    <meta:user-defined meta:name="Proyecto">em4gmm</meta:user-defined>
  </office:meta>
</office:document-meta>
</file>